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onaco, 'Andale Mono', 'Ubuntu Mono', monospace"/>
    <style:font-face style:name="SFMono-Regular" svg:font-family="SFMono-Regular, Consolas, 'Liberation Mono', Menlo, Courier, monospace"/>
    <style:font-face style:name="Source Code Pro" svg:font-family="'Source Code Pro', '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9638*"/>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9638*"/>
    </style:style>
    <style:style style:name="Table8.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P1" style:family="paragraph" style:parent-style-name="Standard">
      <style:paragraph-properties fo:margin-top="0.0398in" fo:margin-bottom="0.0398in" loext:contextual-spacing="false" fo:line-height="115%" fo:text-align="center" style:justify-single-word="false"/>
      <style:text-properties fo:font-size="18pt" fo:language="zxx" fo:country="none" fo:font-weight="bold" officeooo:rsid="000f488c" officeooo:paragraph-rsid="000f488c" style:font-size-asian="18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bold" officeooo:rsid="000f488c" officeooo:paragraph-rsid="000f488c" style:font-size-asian="12.25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11db24" officeooo:paragraph-rsid="0011db24" style:font-size-asian="12.25pt" style:language-asian="zxx" style:country-asian="none" style:font-weight-asian="normal" style:font-size-complex="14pt" style:language-complex="zxx" style:country-complex="none" style:font-weight-complex="normal"/>
    </style:style>
    <style:style style:name="P4" style:family="paragraph" style:parent-style-name="Standard" style:list-style-name="L1">
      <style:paragraph-properties fo:margin-top="0.0398in" fo:margin-bottom="0.0398in" loext:contextual-spacing="false" fo:line-height="115%" fo:text-align="justify" style:justify-single-word="false"/>
      <style:text-properties fo:font-size="14pt" fo:language="zxx" fo:country="none" fo:font-weight="bold" officeooo:rsid="000f488c" officeooo:paragraph-rsid="000f488c" style:font-size-asian="12.25pt" style:language-asian="zxx" style:country-asian="none" style:font-weight-asian="bold" style:font-size-complex="14pt" style:language-complex="zxx" style:country-complex="none" style:font-weight-complex="bold"/>
    </style:style>
    <style:style style:name="P5" style:family="paragraph" style:parent-style-name="Standard" style:list-style-name="L3">
      <style:paragraph-properties fo:margin-top="0.0398in" fo:margin-bottom="0.0398in" loext:contextual-spacing="false" fo:line-height="115%" fo:text-align="justify" style:justify-single-word="false"/>
      <style:text-properties fo:font-size="14pt" fo:language="zxx" fo:country="none" fo:font-weight="normal" officeooo:rsid="001004a3" officeooo:paragraph-rsid="001004a3" style:font-size-asian="12.25pt" style:language-asian="zxx" style:country-asian="none" style:font-weight-asian="normal" style:font-size-complex="14pt" style:language-complex="zxx" style:country-complex="none" style:font-weight-complex="normal"/>
    </style:style>
    <style:style style:name="P6" style:family="paragraph" style:parent-style-name="Standard" style:list-style-name="L3">
      <style:paragraph-properties fo:margin-top="0.0398in" fo:margin-bottom="0.0398in" loext:contextual-spacing="false" fo:line-height="115%" fo:text-align="justify" style:justify-single-word="false"/>
      <style:text-properties fo:font-size="14pt" fo:language="zxx" fo:country="none" fo:font-weight="normal" officeooo:rsid="0011db24" officeooo:paragraph-rsid="0011db24" style:font-size-asian="12.25pt" style:language-asian="zxx" style:country-asian="none" style:font-weight-asian="normal" style:font-size-complex="14pt" style:language-complex="zxx" style:country-complex="none" style:font-weight-complex="normal"/>
    </style:style>
    <style:style style:name="P7" style:family="paragraph" style:parent-style-name="Standard" style:list-style-name="L4">
      <style:paragraph-properties fo:margin-top="0.0398in" fo:margin-bottom="0.0398in" loext:contextual-spacing="false" fo:line-height="115%" fo:text-align="justify" style:justify-single-word="false"/>
      <style:text-properties fo:font-size="14pt" fo:language="zxx" fo:country="none" fo:font-weight="normal" officeooo:rsid="0011db24" officeooo:paragraph-rsid="0011db24" style:font-size-asian="12.25pt" style:language-asian="zxx" style:country-asian="none" style:font-weight-asian="normal" style:font-size-complex="14pt" style:language-complex="zxx" style:country-complex="none" style:font-weight-complex="normal"/>
    </style:style>
    <style:style style:name="P8" style:family="paragraph" style:parent-style-name="Standard" style:list-style-name="L2">
      <style:paragraph-properties fo:margin-top="0.0398in" fo:margin-bottom="0.0398in" loext:contextual-spacing="false" fo:line-height="115%" fo:text-align="justify" style:justify-single-word="false"/>
      <style:text-properties fo:font-size="14pt" fo:language="zxx" fo:country="none" fo:font-weight="normal" officeooo:rsid="000f488c" officeooo:paragraph-rsid="000f488c" style:font-size-asian="12.25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0f488c" officeooo:paragraph-rsid="000f488c" style:font-size-asian="12.25pt" style:language-asian="zxx" style:country-asian="none" style:font-weight-asian="normal" style:font-size-complex="14pt" style:language-complex="zxx" style:country-complex="none" style:font-weight-complex="normal"/>
    </style:style>
    <style:style style:name="P10"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0f488c" officeooo:paragraph-rsid="00268534" style:font-size-asian="12.25pt" style:language-asian="zxx" style:country-asian="none" style:font-weight-asian="normal" style:font-size-complex="14pt" style:language-complex="zxx" style:country-complex="none" style:font-weight-complex="normal"/>
    </style:style>
    <style:style style:name="P11" style:family="paragraph" style:parent-style-name="Standard" style:list-style-name="L5">
      <style:paragraph-properties fo:margin-top="0.0398in" fo:margin-bottom="0.0398in" loext:contextual-spacing="false" fo:line-height="115%" fo:text-align="justify" style:justify-single-word="false"/>
      <style:text-properties fo:font-size="14pt" fo:language="zxx" fo:country="none" fo:font-weight="normal" officeooo:rsid="0013608d" officeooo:paragraph-rsid="0013608d" style:font-size-asian="12.25pt" style:language-asian="zxx" style:country-asian="none" style:font-weight-asian="normal" style:font-size-complex="14pt" style:language-complex="zxx" style:country-complex="none" style:font-weight-complex="normal"/>
    </style:style>
    <style:style style:name="P12" style:family="paragraph" style:parent-style-name="Standard" style:list-style-name="L6">
      <style:paragraph-properties fo:margin-top="0.0398in" fo:margin-bottom="0.0398in" loext:contextual-spacing="false" fo:line-height="115%" fo:text-align="justify" style:justify-single-word="false"/>
      <style:text-properties fo:font-size="14pt" fo:language="zxx" fo:country="none" fo:font-weight="normal" officeooo:rsid="001531db" officeooo:paragraph-rsid="001531db" style:font-size-asian="12.25pt" style:language-asian="zxx" style:country-asian="none" style:font-weight-asian="normal" style:font-size-complex="14pt" style:language-complex="zxx" style:country-complex="none" style:font-weight-complex="normal"/>
    </style:style>
    <style:style style:name="P13" style:family="paragraph" style:parent-style-name="Standard" style:list-style-name="L6">
      <style:paragraph-properties fo:margin-top="0.0398in" fo:margin-bottom="0.0398in" loext:contextual-spacing="false" fo:line-height="115%" fo:text-align="justify" style:justify-single-word="false"/>
      <style:text-properties fo:font-size="14pt" fo:language="zxx" fo:country="none" fo:font-weight="normal" officeooo:rsid="001531db" officeooo:paragraph-rsid="001da519" style:font-size-asian="12.25pt" style:language-asian="zxx" style:country-asian="none" style:font-weight-asian="normal" style:font-size-complex="14pt" style:language-complex="zxx" style:country-complex="none" style:font-weight-complex="normal"/>
    </style:style>
    <style:style style:name="P14"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1531db" officeooo:paragraph-rsid="001531db" style:font-size-asian="12.25pt" style:language-asian="zxx" style:country-asian="none" style:font-weight-asian="normal" style:font-size-complex="14pt" style:language-complex="zxx" style:country-complex="none" style:font-weight-complex="normal"/>
    </style:style>
    <style:style style:name="P15"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21dc66" officeooo:paragraph-rsid="0021dc66" style:font-size-asian="12.25pt" style:language-asian="zxx" style:country-asian="none" style:font-weight-asian="normal" style:font-size-complex="14pt" style:language-complex="zxx" style:country-complex="none" style:font-weight-complex="normal"/>
    </style:style>
    <style:style style:name="P16"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23e3cf" officeooo:paragraph-rsid="0023e3cf" style:font-size-asian="12.25pt" style:language-asian="zxx" style:country-asian="none" style:font-weight-asian="normal" style:font-size-complex="14pt" style:language-complex="zxx" style:country-complex="none" style:font-weight-complex="normal"/>
    </style:style>
    <style:style style:name="P17" style:family="paragraph" style:parent-style-name="Standard" style:list-style-name="L11">
      <style:paragraph-properties fo:margin-top="0.0398in" fo:margin-bottom="0.0398in" loext:contextual-spacing="false" fo:line-height="115%" fo:text-align="justify" style:justify-single-word="false"/>
      <style:text-properties fo:font-size="14pt" fo:language="zxx" fo:country="none" fo:font-weight="normal" officeooo:rsid="0023e3cf" officeooo:paragraph-rsid="0023e3cf" style:font-size-asian="12.25pt" style:language-asian="zxx" style:country-asian="none" style:font-weight-asian="normal" style:font-size-complex="14pt" style:language-complex="zxx" style:country-complex="none" style:font-weight-complex="normal"/>
    </style:style>
    <style:style style:name="P18"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265038" officeooo:paragraph-rsid="00265038" style:font-size-asian="12.25pt" style:language-asian="zxx" style:country-asian="none" style:font-weight-asian="normal" style:font-size-complex="14pt" style:language-complex="zxx" style:country-complex="none" style:font-weight-complex="normal"/>
    </style:style>
    <style:style style:name="P19"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265038" officeooo:paragraph-rsid="00268534" style:font-size-asian="12.25pt" style:language-asian="zxx" style:country-asian="none" style:font-weight-asian="normal" style:font-size-complex="14pt" style:language-complex="zxx" style:country-complex="none" style:font-weight-complex="normal"/>
    </style:style>
    <style:style style:name="P20"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268534" officeooo:paragraph-rsid="00268534" style:font-size-asian="12.25pt" style:language-asian="zxx" style:country-asian="none" style:font-weight-asian="normal" style:font-size-complex="14pt" style:language-complex="zxx" style:country-complex="none" style:font-weight-complex="normal"/>
    </style:style>
    <style:style style:name="P21" style:family="paragraph" style:parent-style-name="Standard">
      <style:paragraph-properties fo:margin-top="0.0398in" fo:margin-bottom="0.0398in" loext:contextual-spacing="false" fo:line-height="115%" fo:text-align="justify" style:justify-single-word="false"/>
      <style:text-properties fo:font-size="14pt" fo:language="zxx" fo:country="none" fo:font-weight="normal" officeooo:rsid="002767bc" officeooo:paragraph-rsid="002767bc" style:font-size-asian="12.25pt" style:language-asian="zxx" style:country-asian="none" style:font-weight-asian="normal" style:font-size-complex="14pt" style:language-complex="zxx" style:country-complex="none" style:font-weight-complex="normal"/>
    </style:style>
    <style:style style:name="P22" style:family="paragraph" style:parent-style-name="Standard" style:list-style-name="L2">
      <style:paragraph-properties fo:margin-top="0.0398in" fo:margin-bottom="0.0398in" loext:contextual-spacing="false" fo:line-height="115%" fo:text-align="justify" style:justify-single-word="false"/>
      <style:text-properties officeooo:paragraph-rsid="0011db24"/>
    </style:style>
    <style:style style:name="P23" style:family="paragraph" style:parent-style-name="Standard" style:list-style-name="L12">
      <style:paragraph-properties fo:margin-top="0.0398in" fo:margin-bottom="0.0398in" loext:contextual-spacing="false" fo:line-height="115%" fo:text-align="justify" style:justify-single-word="false"/>
      <style:text-properties officeooo:paragraph-rsid="0023e3cf"/>
    </style:style>
    <style:style style:name="P24" style:family="paragraph" style:parent-style-name="Text_20_body">
      <style:paragraph-properties fo:text-align="justify" style:justify-single-word="false"/>
      <style:text-properties fo:font-variant="normal" fo:text-transform="none" fo:color="#aaaaaa" style:font-name="Source Code Pro" fo:font-size="8.25pt" fo:letter-spacing="normal" fo:language="zxx" fo:country="none" fo:font-style="normal" fo:font-weight="normal" style:font-size-asian="12.25pt" style:language-asian="zxx" style:country-asian="none" style:font-size-complex="14pt" style:language-complex="zxx" style:country-complex="none"/>
    </style:style>
    <style:style style:name="P25" style:family="paragraph" style:parent-style-name="Text_20_body">
      <style:paragraph-properties fo:margin-left="0in" fo:margin-right="0in" fo:margin-top="0in" fo:margin-bottom="0in" loext:contextual-spacing="false" style:line-height-at-least="0.1874in" fo:text-align="start" style:justify-single-word="false" fo:orphans="2" fo:widows="2" fo:text-indent="0in" style:auto-text-indent="false" fo:padding-left="0.1043in" fo:padding-right="0.052in" fo:padding-top="0.0193in" fo:padding-bottom="0.0193in" fo:border="0.06pt solid #ffffff"/>
      <style:text-properties fo:font-variant="normal" fo:text-transform="none" fo:color="#aaaaaa" style:font-name="Source Code Pro" fo:font-size="8.25pt" fo:letter-spacing="normal" fo:language="zxx" fo:country="none" fo:font-style="normal" fo:font-weight="normal" style:language-asian="zxx" style:country-asian="none" style:language-complex="zxx" style:country-complex="none"/>
    </style:style>
    <style:style style:name="P26" style:family="paragraph" style:parent-style-name="Text_20_body">
      <style:paragraph-properties fo:margin-left="0in" fo:margin-right="0in" fo:margin-top="0in" fo:margin-bottom="0in" loext:contextual-spacing="false" style:line-height-at-least="0.1874in" fo:text-align="start" style:justify-single-word="false" fo:orphans="2" fo:widows="2" fo:text-indent="0in" style:auto-text-indent="false" fo:padding-left="0.1043in" fo:padding-right="0.052in" fo:padding-top="0.0193in" fo:padding-bottom="0.0193in" fo:border="0.06pt solid #ffffff"/>
      <style:text-properties fo:font-variant="normal" fo:text-transform="none" fo:color="#aaaaaa" style:font-name="Source Code Pro" fo:font-size="8.25pt" fo:letter-spacing="normal" fo:language="zxx" fo:country="none" fo:font-style="normal" fo:font-weight="normal" officeooo:paragraph-rsid="0021dc66" style:language-asian="zxx" style:country-asian="none" style:language-complex="zxx" style:country-complex="none"/>
    </style:style>
    <style:style style:name="P27" style:family="paragraph" style:parent-style-name="Text_20_body">
      <style:paragraph-properties fo:margin-left="0in" fo:margin-right="0in" fo:margin-top="0in" fo:margin-bottom="0in" loext:contextual-spacing="false" style:line-height-at-least="0.1874in" fo:text-align="start" style:justify-single-word="false" fo:orphans="2" fo:widows="2" fo:text-indent="0in" style:auto-text-indent="false" fo:padding-left="0.1043in" fo:padding-right="0.052in" fo:padding-top="0.0193in" fo:padding-bottom="0.0193in" fo:border="0.06pt solid #ffffff"/>
      <style:text-properties fo:font-variant="normal" fo:text-transform="none" fo:color="#aaaaaa" style:font-name="Source Code Pro" fo:font-size="8.25pt" fo:letter-spacing="normal" fo:language="zxx" fo:country="none" fo:font-style="normal" fo:font-weight="normal" officeooo:paragraph-rsid="0021f4a8" style:language-asian="zxx" style:country-asian="none" style:language-complex="zxx" style:country-complex="none"/>
    </style:style>
    <style:style style:name="P28" style:family="paragraph" style:parent-style-name="Text_20_body">
      <style:paragraph-properties fo:margin-left="0in" fo:margin-right="0in" fo:margin-top="0in" fo:margin-bottom="0in" loext:contextual-spacing="false" style:line-height-at-least="0.1874in" fo:text-align="start" style:justify-single-word="false" fo:orphans="2" fo:widows="2" fo:text-indent="0in" style:auto-text-indent="false" fo:padding-left="0.1043in" fo:padding-right="0.052in" fo:padding-top="0.0193in" fo:padding-bottom="0.0193in" fo:border="0.06pt solid #ffffff"/>
      <style:text-properties fo:font-variant="normal" fo:text-transform="none" fo:color="#8181a1" style:font-name="Consolas" fo:font-size="10.5pt" fo:letter-spacing="normal" fo:language="zxx" fo:country="none" fo:font-style="normal" fo:font-weight="normal" style:language-asian="zxx" style:country-asian="none" style:language-complex="zxx" style:country-complex="none" loext:padding="0in" loext:border="none"/>
    </style:style>
    <style:style style:name="P29" style:family="paragraph" style:parent-style-name="Text_20_body">
      <style:paragraph-properties fo:margin-left="0in" fo:margin-right="0in" fo:margin-top="0in" fo:margin-bottom="0in" loext:contextual-spacing="false" style:line-height-at-least="0.1874in" fo:text-align="start" style:justify-single-word="false" fo:orphans="2" fo:widows="2" fo:text-indent="0in" style:auto-text-indent="false" fo:padding-left="0.1043in" fo:padding-right="0.052in" fo:padding-top="0.0193in" fo:padding-bottom="0.0193in" fo:border="0.06pt solid #ffffff"/>
      <style:text-properties fo:font-variant="normal" fo:text-transform="none" fo:color="#8181a1" style:font-name="Consolas" fo:font-size="10.5pt" fo:letter-spacing="normal" fo:language="zxx" fo:country="none" fo:font-style="normal" fo:font-weight="normal" officeooo:paragraph-rsid="0021dc66" style:language-asian="zxx" style:country-asian="none" style:language-complex="zxx" style:country-complex="none" loext:padding="0in" loext:border="none"/>
    </style:style>
    <style:style style:name="P30" style:family="paragraph" style:parent-style-name="Text_20_body">
      <style:paragraph-properties fo:margin-left="0in" fo:margin-right="0in" fo:margin-top="0in" fo:margin-bottom="0in" loext:contextual-spacing="false" style:line-height-at-least="0.1874in" fo:text-align="start" style:justify-single-word="false" fo:orphans="2" fo:widows="2" fo:text-indent="0in" style:auto-text-indent="false" fo:padding-left="0.1043in" fo:padding-right="0.052in" fo:padding-top="0.0193in" fo:padding-bottom="0.0193in" fo:border="0.06pt solid #ffffff"/>
      <style:text-properties fo:font-variant="normal" fo:text-transform="none" fo:color="#777777" style:font-name="Consolas" fo:font-size="10.5pt" fo:letter-spacing="normal" fo:language="zxx" fo:country="none" fo:font-style="normal" fo:font-weight="normal" style:language-asian="zxx" style:country-asian="none" style:language-complex="zxx" style:country-complex="none" loext:padding="0in" loext:border="none"/>
    </style:style>
    <style:style style:name="P31" style:family="paragraph" style:parent-style-name="Text_20_body">
      <style:paragraph-properties fo:margin-left="0in" fo:margin-right="0in" fo:margin-top="0in" fo:margin-bottom="0in" loext:contextual-spacing="false" style:line-height-at-least="0.1874in" fo:text-align="start" style:justify-single-word="false" fo:orphans="2" fo:widows="2" fo:text-indent="0in" style:auto-text-indent="false" fo:padding-left="0.1043in" fo:padding-right="0.052in" fo:padding-top="0.0193in" fo:padding-bottom="0.052in" fo:border="0.06pt solid #ffffff"/>
      <style:text-properties fo:font-size="10.5pt" fo:language="zxx" fo:country="none" style:language-asian="zxx" style:country-asian="none" style:language-complex="zxx" style:country-complex="none"/>
    </style:style>
    <style:style style:name="P32" style:family="paragraph" style:parent-style-name="Table_20_Contents">
      <style:paragraph-properties fo:text-align="justify" style:justify-single-word="false"/>
      <style:text-properties fo:font-size="14pt" style:font-size-asian="12.25pt" style:font-size-complex="14pt"/>
    </style:style>
    <style:style style:name="P33" style:family="paragraph" style:parent-style-name="Table_20_Contents">
      <style:paragraph-properties fo:text-align="justify" style:justify-single-word="false"/>
      <style:text-properties fo:font-size="14pt" officeooo:paragraph-rsid="0021dc66" style:font-size-asian="12.25pt" style:font-size-complex="14pt"/>
    </style:style>
    <style:style style:name="P34" style:family="paragraph" style:parent-style-name="Table_20_Contents">
      <style:paragraph-properties fo:text-align="justify" style:justify-single-word="false"/>
      <style:text-properties fo:font-size="14pt" fo:language="zxx" fo:country="none" officeooo:rsid="0023e3cf" officeooo:paragraph-rsid="0023e3cf" style:font-size-asian="12.25pt" style:language-asian="zxx" style:country-asian="none" style:font-size-complex="14pt" style:language-complex="zxx" style:country-complex="none"/>
    </style:style>
    <style:style style:name="P35" style:family="paragraph" style:parent-style-name="Table_20_Contents">
      <style:paragraph-properties fo:text-align="justify" style:justify-single-word="false"/>
      <style:text-properties fo:font-size="14pt" fo:language="zxx" fo:country="none" officeooo:rsid="00265038" officeooo:paragraph-rsid="00265038" style:font-size-asian="12.25pt" style:language-asian="zxx" style:country-asian="none" style:font-size-complex="14pt" style:language-complex="zxx" style:country-complex="none"/>
    </style:style>
    <style:style style:name="P36" style:family="paragraph" style:parent-style-name="Table_20_Contents">
      <style:paragraph-properties fo:text-align="justify" style:justify-single-word="false"/>
      <style:text-properties fo:font-size="14pt" fo:language="zxx" fo:country="none" officeooo:rsid="00268534" officeooo:paragraph-rsid="00268534" style:font-size-asian="12.25pt" style:language-asian="zxx" style:country-asian="none" style:font-size-complex="14pt" style:language-complex="zxx" style:country-complex="none"/>
    </style:style>
    <style:style style:name="P37" style:family="paragraph" style:parent-style-name="Table_20_Contents">
      <style:paragraph-properties fo:text-align="justify" style:justify-single-word="false"/>
      <style:text-properties fo:font-size="14pt" fo:language="zxx" fo:country="none" officeooo:rsid="002767bc" officeooo:paragraph-rsid="002767bc" style:font-size-asian="12.25pt" style:language-asian="zxx" style:country-asian="none" style:font-size-complex="14pt"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11db24" style:font-weight-asian="bold" style:font-weight-complex="bold"/>
    </style:style>
    <style:style style:name="T3" style:family="text">
      <style:text-properties fo:font-weight="bold" officeooo:rsid="00130473" style:font-weight-asian="bold" style:font-weight-complex="bold"/>
    </style:style>
    <style:style style:name="T4" style:family="text">
      <style:text-properties fo:font-weight="bold" officeooo:rsid="0015ebca" style:font-weight-asian="bold" style:font-weight-complex="bold"/>
    </style:style>
    <style:style style:name="T5" style:family="text">
      <style:text-properties fo:font-weight="bold" officeooo:rsid="001545ce" style:font-weight-asian="bold" style:font-weight-complex="bold"/>
    </style:style>
    <style:style style:name="T6" style:family="text">
      <style:text-properties fo:font-weight="bold" officeooo:rsid="0016485c" style:font-weight-asian="bold" style:font-weight-complex="bold"/>
    </style:style>
    <style:style style:name="T7" style:family="text">
      <style:text-properties fo:font-weight="bold" officeooo:rsid="00181e76" style:font-weight-asian="bold" style:font-weight-complex="bold"/>
    </style:style>
    <style:style style:name="T8" style:family="text">
      <style:text-properties fo:font-weight="bold" officeooo:rsid="001a4465" style:font-weight-asian="bold" style:font-weight-complex="bold"/>
    </style:style>
    <style:style style:name="T9" style:family="text">
      <style:text-properties fo:font-size="14pt" fo:language="zxx" fo:country="none" fo:font-weight="normal" officeooo:rsid="000f488c" style:font-size-asian="12.25pt" style:language-asian="zxx" style:country-asian="none" style:font-weight-asian="normal" style:font-size-complex="14pt" style:language-complex="zxx" style:country-complex="none" style:font-weight-complex="normal"/>
    </style:style>
    <style:style style:name="T10" style:family="text">
      <style:text-properties fo:font-size="14pt" fo:language="zxx" fo:country="none" fo:font-weight="normal" officeooo:rsid="0011db24" style:font-size-asian="12.25pt" style:language-asian="zxx" style:country-asian="none" style:font-weight-asian="normal" style:font-size-complex="14pt" style:language-complex="zxx" style:country-complex="none" style:font-weight-complex="normal"/>
    </style:style>
    <style:style style:name="T11" style:family="text">
      <style:text-properties fo:font-size="14pt" fo:language="zxx" fo:country="none" fo:font-weight="normal" officeooo:rsid="0023e3cf" style:font-size-asian="12.25pt" style:language-asian="zxx" style:country-asian="none" style:font-weight-asian="normal" style:font-size-complex="14pt" style:language-complex="zxx" style:country-complex="none" style:font-weight-complex="normal"/>
    </style:style>
    <style:style style:name="T12" style:family="text">
      <style:text-properties fo:font-size="14pt" fo:language="zxx" fo:country="none" fo:font-weight="normal" officeooo:rsid="000f488c" fo:background-color="#ffff00" loext:char-shading-value="0" style:font-size-asian="12.25pt" style:language-asian="zxx" style:country-asian="none" style:font-weight-asian="normal" style:font-size-complex="14pt" style:language-complex="zxx" style:country-complex="none" style:font-weight-complex="normal"/>
    </style:style>
    <style:style style:name="T13" style:family="text">
      <style:text-properties fo:font-size="14pt" fo:language="zxx" fo:country="none" fo:font-weight="bold" officeooo:rsid="0011db24" style:font-size-asian="12.25pt" style:language-asian="zxx" style:country-asian="none" style:font-weight-asian="bold" style:font-size-complex="14pt" style:language-complex="zxx" style:country-complex="none" style:font-weight-complex="bold"/>
    </style:style>
    <style:style style:name="T14" style:family="text">
      <style:text-properties fo:font-size="14pt" fo:language="zxx" fo:country="none" fo:font-weight="bold" officeooo:rsid="001070f6" style:font-size-asian="12.25pt" style:language-asian="zxx" style:country-asian="none" style:font-weight-asian="bold" style:font-size-complex="14pt" style:language-complex="zxx" style:country-complex="none" style:font-weight-complex="bold"/>
    </style:style>
    <style:style style:name="T15" style:family="text">
      <style:text-properties officeooo:rsid="0011db24"/>
    </style:style>
    <style:style style:name="T16" style:family="text">
      <style:text-properties fo:background-color="#ffff00" loext:char-shading-value="0"/>
    </style:style>
    <style:style style:name="T17" style:family="text">
      <style:text-properties officeooo:rsid="00130473"/>
    </style:style>
    <style:style style:name="T18" style:family="text">
      <style:text-properties officeooo:rsid="001545ce"/>
    </style:style>
    <style:style style:name="T19" style:family="text">
      <style:text-properties officeooo:rsid="0015ebca"/>
    </style:style>
    <style:style style:name="T20" style:family="text">
      <style:text-properties officeooo:rsid="0016485c"/>
    </style:style>
    <style:style style:name="T21" style:family="text">
      <style:text-properties officeooo:rsid="00181e76"/>
    </style:style>
    <style:style style:name="T22" style:family="text">
      <style:text-properties officeooo:rsid="001a4465"/>
    </style:style>
    <style:style style:name="T23" style:family="text">
      <style:text-properties officeooo:rsid="001da519"/>
    </style:style>
    <style:style style:name="T24" style:family="text">
      <style:text-properties fo:color="#445588" style:font-name="Consolas" fo:font-size="10.5pt" loext:padding="0in" loext:border="none"/>
    </style:style>
    <style:style style:name="T25" style:family="text">
      <style:text-properties fo:color="#445588" style:font-name="Consolas" fo:font-size="10.5pt" officeooo:rsid="0021dc66" loext:padding="0in" loext:border="none"/>
    </style:style>
    <style:style style:name="T26" style:family="text">
      <style:text-properties fo:color="#445588" style:font-name="Consolas" fo:font-size="10.5pt" officeooo:rsid="0021f4a8" loext:padding="0in" loext:border="none"/>
    </style:style>
    <style:style style:name="T27" style:family="text">
      <style:text-properties fo:color="#000000" loext:padding="0in" loext:border="none"/>
    </style:style>
    <style:style style:name="T28" style:family="text">
      <style:text-properties fo:color="#000000" style:font-name="Consolas" fo:font-size="10.5pt" loext:padding="0in" loext:border="none"/>
    </style:style>
    <style:style style:name="T29" style:family="text">
      <style:text-properties fo:color="#000000" style:font-name="Consolas" fo:font-size="10.5pt" officeooo:rsid="0021f4a8" loext:padding="0in" loext:border="none"/>
    </style:style>
    <style:style style:name="T30" style:family="text">
      <style:text-properties fo:color="#286491" style:font-name="Consolas" fo:font-size="10.5pt" loext:padding="0in" loext:border="none"/>
    </style:style>
    <style:style style:name="T31" style:family="text">
      <style:text-properties fo:color="#777777"/>
    </style:style>
    <style:style style:name="T32" style:family="text">
      <style:text-properties fo:color="#777777" style:font-name="Consolas" fo:font-size="10.5pt" loext:padding="0in" loext:border="none"/>
    </style:style>
    <style:style style:name="T33" style:family="text">
      <style:text-properties fo:color="#777777" style:font-name="Consolas" fo:font-size="10.5pt" officeooo:rsid="0021dc66" loext:padding="0in" loext:border="none"/>
    </style:style>
    <style:style style:name="T34" style:family="text">
      <style:text-properties fo:color="#777777" style:font-name="Consolas" fo:font-size="10.5pt" officeooo:rsid="0021f4a8" loext:padding="0in" loext:border="none"/>
    </style:style>
    <style:style style:name="T35" style:family="text">
      <style:text-properties fo:color="#0086b3" style:font-name="Consolas" fo:font-size="10.5pt" loext:padding="0in" loext:border="none"/>
    </style:style>
    <style:style style:name="T36" style:family="text">
      <style:text-properties fo:color="#dd1144" style:font-name="Consolas" fo:font-size="10.5pt" loext:padding="0in" loext:border="none"/>
    </style:style>
    <style:style style:name="T37" style:family="text">
      <style:text-properties fo:font-variant="normal" fo:text-transform="none" fo:color="#777777" style:font-name="Consolas" fo:letter-spacing="normal" fo:font-style="normal" fo:font-weight="normal" loext:padding="0in" loext:border="none"/>
    </style:style>
    <style:style style:name="T38" style:family="text">
      <style:text-properties fo:language="zxx" fo:country="none" style:language-asian="zxx" style:country-asian="none" style:language-complex="zxx" style:country-complex="none"/>
    </style:style>
    <style:style style:name="T39" style:family="text">
      <style:text-properties officeooo:rsid="0021f4a8"/>
    </style:style>
    <style:style style:name="T40" style:family="text">
      <style:text-properties officeooo:rsid="0026853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Principles</text:p>
      <text:p text:style-name="P2">Lý thuyết:</text:p>
      <text:list xml:id="list3090080212539933136" text:style-name="L1">
        <text:list-item>
          <text:p text:style-name="P4">Phát biểu nguyên lý KISS, DRY, SOLID?</text:p>
        </text:list-item>
      </text:list>
      <text:list xml:id="list1534301616235755770" text:style-name="L2">
        <text:list-item>
          <text:p text:style-name="P22"><text:span text:style-name="T9">Nguyên lý </text:span><text:span text:style-name="T12">KISS</text:span><text:span text:style-name="T10"> (</text:span><text:span text:style-name="T13">K</text:span><text:span text:style-name="T10">eep </text:span><text:span text:style-name="T13">I</text:span><text:span text:style-name="T10">t </text:span><text:span text:style-name="T13">S</text:span><text:span text:style-name="T10">hort, </text:span><text:span text:style-name="T13">S</text:span><text:span text:style-name="T10">imple) -&gt; </text:span><text:span text:style-name="T14">đơn giản</text:span></text:p>
        </text:list-item>
      </text:list>
      <text:list xml:id="list2639159126791003040" text:style-name="L3">
        <text:list-item>
          <text:p text:style-name="P5"><text:span text:style-name="T1">Đặt </text:span><text:span text:style-name="T2">tên</text:span><text:span text:style-name="T15"> hàm, biến , method, class, package, comment rõ nghĩa.</text:span></text:p>
        </text:list-item>
        <text:list-item>
          <text:p text:style-name="P6">Không <text:span text:style-name="T1">lạm dụng</text:span> frameword, pattern</text:p>
        </text:list-item>
        <text:list-item>
          <text:p text:style-name="P6"><text:span text:style-name="T1">Chia</text:span> vấn task của bạn thành các task <text:span text:style-name="T1">nhỏ</text:span> hơn để <text:span text:style-name="T1">code</text:span> 1 cách rõ ràng.</text:p>
        </text:list-item>
        <text:list-item>
          <text:p text:style-name="P6">Giới hạn mỗi <text:span text:style-name="T1">method</text:span> chỉ nên từ 30- 50 dòng, và mỗi method chỉ nên thực hiện <text:span text:style-name="T1">1 chức năng</text:span>.</text:p>
        </text:list-item>
        <text:list-item>
          <text:p text:style-name="P6"><text:span text:style-name="T1">Hiểu rõ</text:span> các <text:span text:style-name="T1">vấn đề</text:span> trước khi code.</text:p>
        </text:list-item>
        <text:list-item>
          <text:p text:style-name="P6"><text:span text:style-name="T1">Không</text:span> nên sử dụng <text:span text:style-name="T1">nhiều</text:span> câu lệnh <text:span text:style-name="T1">if</text:span> trong 1 method, hãy tách nó ra thành các method khác nhau.</text:p>
        </text:list-item>
      </text:list>
      <text:p text:style-name="P3">-Lợi ích:</text:p>
      <text:list xml:id="list4437347631760724288" text:style-name="L4">
        <text:list-item>
          <text:p text:style-name="P7">Các vấn đề được giải quyết <text:span text:style-name="T1">nhanh</text:span> hơn, tránh được các issue phức tạp</text:p>
        </text:list-item>
        <text:list-item>
          <text:p text:style-name="P7">Code <text:span text:style-name="T1">dễ sử dụng</text:span>, dễ test.</text:p>
        </text:list-item>
        <text:list-item>
          <text:p text:style-name="P7">Bản thân code đã chính là <text:span text:style-name="T1">tài liệu</text:span>, comment cho chính nó.</text:p>
        </text:list-item>
        <text:list-item>
          <text:p text:style-name="P7">Và dễ dàng <text:span text:style-name="T1">bảo trì</text:span>, sửa lại code khi cần.</text:p>
        </text:list-item>
      </text:list>
      <text:list xml:id="list162222321868177" text:continue-list="list1534301616235755770" text:style-name="L2">
        <text:list-item>
          <text:p text:style-name="P8">Nguyên lý <text:span text:style-name="T16">DRY</text:span> <text:span text:style-name="T17">( </text:span><text:span text:style-name="T3">D</text:span><text:span text:style-name="T17">on't </text:span><text:span text:style-name="T3">R</text:span><text:span text:style-name="T17">epeat </text:span><text:span text:style-name="T3">Y</text:span><text:span text:style-name="T17">ourself) -&gt; Đừng bao giờ lặp lại code</text:span></text:p>
        </text:list-item>
      </text:list>
      <text:list xml:id="list5850771489439884612" text:style-name="L5">
        <text:list-item>
          <text:p text:style-name="P11"><text:span text:style-name="T1">Không</text:span> lặp lại các đoạn <text:span text:style-name="T1">code giống nhau</text:span>, các <text:span text:style-name="T1">method</text:span> thực hiện <text:span text:style-name="T1">chức năng như nhau</text:span>.</text:p>
        </text:list-item>
      </text:list>
      <text:list xml:id="list162221790610966" text:continue-list="list162222321868177" text:style-name="L2">
        <text:list-item>
          <text:p text:style-name="P8">Nguyên lý <text:span text:style-name="T16">SOLID</text:span> </text:p>
        </text:list-item>
      </text:list>
      <text:list xml:id="list7936940919827509810" text:style-name="L6">
        <text:list-item>
          <text:p text:style-name="P12"><text:span text:style-name="T1">S</text:span>ingle responsibility principle -<text:span text:style-name="T18">&gt; Một </text:span><text:span text:style-name="T5">class</text:span><text:span text:style-name="T18"> chỉ nên giữ 1 </text:span><text:span text:style-name="T5">trách nhiệm</text:span><text:span text:style-name="T18"> duy nhất </text:span></text:p>
        </text:list-item>
        <text:list-item>
          <text:p text:style-name="P12"><text:span text:style-name="T1">O</text:span>pen / close principle -<text:span text:style-name="T19">&gt; Có thể thoải mái </text:span><text:span text:style-name="T4">mở rộng</text:span><text:span text:style-name="T19"> 1 </text:span><text:span text:style-name="T4">class</text:span><text:span text:style-name="T19">, nhưng không được </text:span><text:span text:style-name="T4">sửa đổi</text:span><text:span text:style-name="T19"> bên trong class đó.</text:span></text:p>
        </text:list-item>
        <text:list-item>
          <text:p text:style-name="P12"><text:span text:style-name="T1">L</text:span>iskov substitution principle -<text:span text:style-name="T20">&gt; Trong một chương trình, các object của </text:span><text:span text:style-name="T6">class con</text:span><text:span text:style-name="T20"> có thể</text:span><text:span text:style-name="T6"> thay thế</text:span><text:span text:style-name="T20"> </text:span><text:span text:style-name="T6">class cha</text:span><text:span text:style-name="T20"> mà không làm thay đổi tính đúng đắn của chương trình.</text:span></text:p>
        </text:list-item>
        <text:list-item>
          <text:p text:style-name="P12"><text:span text:style-name="T1">I</text:span>nterface segreagtion principle -<text:span text:style-name="T21">&gt; Thay vì dùng 1 </text:span><text:span text:style-name="T7">interface lớn</text:span><text:span text:style-name="T21">, ta nên tách thành nhiều i</text:span><text:span text:style-name="T7">nterface nhỏ</text:span><text:span text:style-name="T21">, với nhiều mục đích cụ thể.</text:span></text:p>
        </text:list-item>
        <text:list-item>
          <text:p text:style-name="P13"><text:soft-page-break/><text:span text:style-name="T1">D</text:span>ependency inversion principle </text:p>
          <text:p text:style-name="P13">-<text:span text:style-name="T22">&gt; Các moodun </text:span><text:span text:style-name="T8">cấp cao</text:span><text:span text:style-name="T22"> </text:span><text:span text:style-name="T8">không</text:span><text:span text:style-name="T22"> nên phụ thuộc vào các mô đun</text:span><text:span text:style-name="T8"> cấp thấp</text:span><text:span text:style-name="T22">. Cả hai nên phụ thuộc vào abstraction.</text:span></text:p>
        </text:list-item>
      </text:list>
      <text:p text:style-name="P14"><text:tab/>-<text:span text:style-name="T23">&gt; Interface (abstration) không nên phụ thuộc vào chi tiết. (Các class giao tiếp với nhau thông qua interface, không phải thông qua implementation)</text:span></text:p>
      <text:list xml:id="list162222005225504" text:continue-list="list3090080212539933136" text:style-name="L1">
        <text:list-item>
          <text:p text:style-name="P4">Đưa ví dụ cho từng nguyên lý?</text:p>
        </text:list-item>
      </text:list>
      <text:list xml:id="list162223098512656" text:continue-list="list162221790610966" text:style-name="L2">
        <text:list-item>
          <text:p text:style-name="P8">Nguyên lý KISS</text:p>
        </text:list-item>
      </text:list>
      <table:table table:name="Table1" table:style-name="Table1">
        <table:table-column table:style-name="Table1.A"/>
        <table:table-row>
          <table:table-cell table:style-name="Table1.A1" office:value-type="string">
            <text:p text:style-name="P33"/>
          </table:table-cell>
        </table:table-row>
      </table:table>
      <text:p text:style-name="P9"/>
      <table:table table:name="Table2" table:style-name="Table2">
        <table:table-column table:style-name="Table2.A"/>
        <table:table-row>
          <table:table-cell table:style-name="Table2.A1" office:value-type="string">
            <text:p text:style-name="P32"/>
          </table:table-cell>
        </table:table-row>
      </table:table>
      <text:p text:style-name="P9"/>
      <text:list xml:id="list162221701191628" text:continue-numbering="true" text:style-name="L2">
        <text:list-item>
          <text:p text:style-name="P8">Nguyên lý DRY</text:p>
        </text:list-item>
      </text:list>
      <table:table table:name="Table3" table:style-name="Table3">
        <table:table-column table:style-name="Table3.A"/>
        <table:table-row>
          <table:table-cell table:style-name="Table3.A1" office:value-type="string">
            <text:p text:style-name="P24"><text:span text:style-name="T24">public</text:span><text:span text:style-name="T27"> </text:span><text:span text:style-name="T25">function</text:span><text:span text:style-name="T27"> </text:span><text:span text:style-name="T30">print</text:span><text:span text:style-name="T32">(</text:span><text:span text:style-name="T33">$</text:span><text:span text:style-name="T28">user</text:span><text:span text:style-name="T32">)</text:span><text:span text:style-name="T27"> </text:span><text:span text:style-name="T32">{</text:span></text:p>
            <text:p text:style-name="P25"><text:span text:style-name="T35">echo </text:span><text:span text:style-name="T32">(</text:span><text:span text:style-name="T36">"first name: " . </text:span><text:span text:style-name="T28">user -</text:span><text:span text:style-name="T29">&gt;</text:span><text:span text:style-name="T35">getFirstName</text:span><text:span text:style-name="T32">())</text:span><text:span text:style-name="T28">;</text:span></text:p>
            <text:p text:style-name="P26"><text:span text:style-name="T35">echo </text:span><text:span text:style-name="T32">(</text:span><text:span text:style-name="T36">"last name: " . </text:span><text:span text:style-name="T28">user -</text:span><text:span text:style-name="T29">&gt;</text:span><text:span text:style-name="T35">getLastName</text:span><text:span text:style-name="T32">())</text:span><text:span text:style-name="T28">;</text:span></text:p>
            <text:p text:style-name="P26"><text:span text:style-name="T35">echo </text:span><text:span text:style-name="T32">(</text:span><text:span text:style-name="T36">"age: " . </text:span><text:span text:style-name="T28">user -</text:span><text:span text:style-name="T29">&gt;</text:span><text:span text:style-name="T35">getAge</text:span><text:span text:style-name="T32">())</text:span><text:span text:style-name="T28">;</text:span></text:p>
            <text:p text:style-name="P26"><text:span text:style-name="T35">echo </text:span><text:span text:style-name="T32">(</text:span><text:span text:style-name="T36">"email: " . </text:span><text:span text:style-name="T28">user -</text:span><text:span text:style-name="T29">&gt;</text:span><text:span text:style-name="T35">getEmail</text:span><text:span text:style-name="T32">())</text:span><text:span text:style-name="T28">;</text:span></text:p>
            <text:p text:style-name="P26"><text:span text:style-name="T35">echo </text:span><text:span text:style-name="T32">(</text:span><text:span text:style-name="T36">"address: " . </text:span><text:span text:style-name="T28">user -</text:span><text:span text:style-name="T29">&gt;</text:span><text:span text:style-name="T35">getAddress</text:span><text:span text:style-name="T32">())</text:span><text:span text:style-name="T28">;</text:span></text:p>
            <text:p text:style-name="P26"><text:span text:style-name="T35">echo </text:span><text:span text:style-name="T32">(</text:span><text:span text:style-name="T36">"gender: " . </text:span><text:span text:style-name="T28">user -</text:span><text:span text:style-name="T29">&gt;</text:span><text:span text:style-name="T35">getGender</text:span><text:span text:style-name="T32">())</text:span><text:span text:style-name="T28">;</text:span></text:p>
            <text:p text:style-name="P26"><text:span text:style-name="T35">echo </text:span><text:span text:style-name="T32">(</text:span><text:span text:style-name="T36">"exprience: " . </text:span><text:span text:style-name="T28">user -</text:span><text:span text:style-name="T29">&gt;</text:span><text:span text:style-name="T35">getExperience</text:span><text:span text:style-name="T32">())</text:span><text:span text:style-name="T28">;</text:span></text:p>
            <text:p text:style-name="P29">// do something: print user info</text:p>
            <text:p text:style-name="P29"><text:span text:style-name="T31">}</text:span></text:p>
            <text:p text:style-name="P25"><text:span text:style-name="T24">public</text:span><text:span text:style-name="T27"> </text:span><text:span text:style-name="T26">function</text:span><text:span text:style-name="T27"> </text:span><text:span text:style-name="T30">preview</text:span><text:span text:style-name="T32">(</text:span><text:span text:style-name="T34">$</text:span><text:span text:style-name="T28">user</text:span><text:span text:style-name="T32">)</text:span><text:span text:style-name="T27"> </text:span><text:span text:style-name="T32">{</text:span></text:p>
            <text:p text:style-name="P26"><text:span text:style-name="T35">echo </text:span><text:span text:style-name="T32">(</text:span><text:span text:style-name="T36">"first name: " . </text:span><text:span text:style-name="T28">user -</text:span><text:span text:style-name="T29">&gt;</text:span><text:span text:style-name="T35">getFirstName</text:span><text:span text:style-name="T32">())</text:span><text:span text:style-name="T28">;</text:span></text:p>
            <text:p text:style-name="P26"><text:span text:style-name="T35">echo</text:span><text:span text:style-name="T32">(</text:span><text:span text:style-name="T36">"last name: " . </text:span><text:span text:style-name="T28">user -</text:span><text:span text:style-name="T29">&gt;</text:span><text:span text:style-name="T35">getLastName</text:span><text:span text:style-name="T32">())</text:span><text:span text:style-name="T28">;</text:span></text:p>
            <text:p text:style-name="P26"><text:span text:style-name="T35">echo </text:span><text:span text:style-name="T32">(</text:span><text:span text:style-name="T36">"age: " . </text:span><text:span text:style-name="T28">user -</text:span><text:span text:style-name="T29">&gt;</text:span><text:span text:style-name="T35">getAge</text:span><text:span text:style-name="T32">())</text:span><text:span text:style-name="T28">;</text:span></text:p>
            <text:p text:style-name="P26"><text:span text:style-name="T35">echo </text:span><text:span text:style-name="T32">(</text:span><text:span text:style-name="T36">"email: " . </text:span><text:span text:style-name="T28">user -</text:span><text:span text:style-name="T29">&gt;</text:span><text:span text:style-name="T35">getEmail</text:span><text:span text:style-name="T32">())</text:span><text:span text:style-name="T28">;</text:span></text:p>
            <text:p text:style-name="P26"><text:span text:style-name="T35">echo </text:span><text:span text:style-name="T32">(</text:span><text:span text:style-name="T36">"address: " . </text:span><text:span text:style-name="T28">user -</text:span><text:span text:style-name="T29">&gt;</text:span><text:span text:style-name="T35">getAddress</text:span><text:span text:style-name="T32">())</text:span><text:span text:style-name="T28">;</text:span></text:p>
            <text:p text:style-name="P26"><text:span text:style-name="T35">echo </text:span><text:span text:style-name="T32">(</text:span><text:span text:style-name="T36">"gender: " . </text:span><text:span text:style-name="T28">user -</text:span><text:span text:style-name="T29">&gt;</text:span><text:span text:style-name="T35">getGender</text:span><text:span text:style-name="T32">())</text:span><text:span text:style-name="T28">;</text:span></text:p>
            <text:p text:style-name="P26"><text:span text:style-name="T35">echo </text:span><text:span text:style-name="T32">(</text:span><text:span text:style-name="T36">"exprience: " . </text:span><text:span text:style-name="T28">user -</text:span><text:span text:style-name="T29">&gt;</text:span><text:span text:style-name="T35">getExperience</text:span><text:span text:style-name="T32">())</text:span><text:span text:style-name="T28">;</text:span></text:p>
            <text:p text:style-name="P28">// do something: review user</text:p>
            <text:p text:style-name="P31"><text:span text:style-name="T37">}</text:span></text:p>
          </table:table-cell>
        </table:table-row>
      </table:table>
      <text:p text:style-name="P15">=&gt; Sau khi biến đổi</text:p>
      <table:table table:name="Table4" table:style-name="Table4">
        <table:table-column table:style-name="Table4.A"/>
        <table:table-row>
          <table:table-cell table:style-name="Table4.A1" office:value-type="string">
            <text:p text:style-name="P24"><text:span text:style-name="T24">public</text:span><text:span text:style-name="T27"> </text:span><text:span text:style-name="T24">void</text:span><text:span text:style-name="T27"> </text:span><text:span text:style-name="T30">showUser</text:span><text:span text:style-name="T32">(</text:span><text:span text:style-name="T34">$</text:span><text:span text:style-name="T28">user</text:span><text:span text:style-name="T32">)</text:span><text:span text:style-name="T27"> </text:span><text:span text:style-name="T32">{</text:span></text:p>
            <text:p text:style-name="P27"><text:span text:style-name="T35">echo </text:span><text:span text:style-name="T32">(</text:span><text:span text:style-name="T36">"first name: " . </text:span><text:span text:style-name="T28">user -</text:span><text:span text:style-name="T29">&gt;</text:span><text:span text:style-name="T35">getFirstName</text:span><text:span text:style-name="T32">())</text:span><text:span text:style-name="T28">;</text:span></text:p>
            <text:p text:style-name="P27"><text:span text:style-name="T35">echo </text:span><text:span text:style-name="T32">(</text:span><text:span text:style-name="T36">"last name: " . </text:span><text:span text:style-name="T28">user -</text:span><text:span text:style-name="T29">&gt;</text:span><text:span text:style-name="T35">getLastName</text:span><text:span text:style-name="T32">())</text:span><text:span text:style-name="T28">;</text:span></text:p>
            <text:p text:style-name="P27"><text:span text:style-name="T35">echo </text:span><text:span text:style-name="T32">(</text:span><text:span text:style-name="T36">"age: " . </text:span><text:span text:style-name="T28">user -</text:span><text:span text:style-name="T29">&gt;</text:span><text:span text:style-name="T35">getAge</text:span><text:span text:style-name="T32">())</text:span><text:span text:style-name="T28">;</text:span></text:p>
            <text:p text:style-name="P27"><text:span text:style-name="T35">echo </text:span><text:span text:style-name="T32">(</text:span><text:span text:style-name="T36">"email: " . </text:span><text:span text:style-name="T28">user -</text:span><text:span text:style-name="T29">&gt;</text:span><text:span text:style-name="T35">getEmail</text:span><text:span text:style-name="T32">())</text:span><text:span text:style-name="T28">;</text:span></text:p>
            <text:p text:style-name="P27"><text:span text:style-name="T35">echo </text:span><text:span text:style-name="T32">(</text:span><text:span text:style-name="T36">"address: " . </text:span><text:span text:style-name="T28">user -</text:span><text:span text:style-name="T29">&gt;</text:span><text:span text:style-name="T35">getAddress</text:span><text:span text:style-name="T32">())</text:span><text:span text:style-name="T28">;</text:span></text:p>
            <text:p text:style-name="P27"><text:span text:style-name="T35">echo </text:span><text:span text:style-name="T32">(</text:span><text:span text:style-name="T36">"gender: " . </text:span><text:span text:style-name="T28">user -</text:span><text:span text:style-name="T29">&gt;</text:span><text:span text:style-name="T35">getGender</text:span><text:span text:style-name="T32">())</text:span><text:span text:style-name="T28">;</text:span></text:p>
            <text:p text:style-name="P27"><text:span text:style-name="T35">echo </text:span><text:span text:style-name="T32">(</text:span><text:span text:style-name="T36">"exprience: " . </text:span><text:span text:style-name="T28">user -</text:span><text:span text:style-name="T29">&gt;</text:span><text:span text:style-name="T35">getExperience</text:span><text:span text:style-name="T32">())</text:span><text:span text:style-name="T28">;</text:span></text:p>
            <text:p text:style-name="P30">}</text:p>
            <text:p text:style-name="P25"><text:soft-page-break/><text:span text:style-name="T24">public</text:span><text:span text:style-name="T27"> </text:span><text:span text:style-name="T26">function</text:span><text:span text:style-name="T27"> </text:span><text:span text:style-name="T30">print</text:span><text:span text:style-name="T32">(</text:span><text:span text:style-name="T34">$</text:span><text:span text:style-name="T28">user</text:span><text:span text:style-name="T32">)</text:span><text:span text:style-name="T27"> </text:span><text:span text:style-name="T32">{</text:span></text:p>
            <text:p text:style-name="P25"><text:span text:style-name="T30">showUser</text:span><text:span text:style-name="T32">(</text:span><text:span text:style-name="T28">user</text:span><text:span text:style-name="T32">)</text:span><text:span text:style-name="T28">;</text:span></text:p>
            <text:p text:style-name="P28">// do something: print user info</text:p>
            <text:p text:style-name="P30">}</text:p>
            <text:p text:style-name="P25"><text:span text:style-name="T24">public</text:span><text:span text:style-name="T27"> </text:span><text:span text:style-name="T24">function</text:span><text:span text:style-name="T27"> </text:span><text:span text:style-name="T30">preview</text:span><text:span text:style-name="T32">(</text:span><text:span text:style-name="T34">$</text:span><text:span text:style-name="T28">user</text:span><text:span text:style-name="T32">)</text:span><text:span text:style-name="T27"> </text:span><text:span text:style-name="T32">{</text:span></text:p>
            <text:p text:style-name="P25"><text:span text:style-name="T30">showUser</text:span><text:span text:style-name="T32">(</text:span><text:span text:style-name="T28">user</text:span><text:span text:style-name="T32">)</text:span><text:span text:style-name="T28">;</text:span></text:p>
            <text:p text:style-name="P28">// do something: review user</text:p>
            <text:p text:style-name="P31"><text:span text:style-name="T37">}</text:span></text:p>
          </table:table-cell>
        </table:table-row>
      </table:table>
      <text:p text:style-name="P9"><text:tab/><text:span text:style-name="T39">Sau khi tách ra method showUser thì ta có thể dùng lại nó hoặc nếu cần chỉnh sửa, lỗi trong việc in ra thông tin user thì ta chỉ cần sửa method showUser là được.</text:span></text:p>
      <text:list xml:id="list162221901027055" text:continue-numbering="true" text:style-name="L2">
        <text:list-item>
          <text:p text:style-name="P8">Nguyên lý SOLID</text:p>
        </text:list-item>
      </text:list>
      <text:list xml:id="list1484601496006488414" text:style-name="L12">
        <text:list-header>
          <text:p text:style-name="P23"><text:span text:style-name="T11">1. Single Responsibility Rrinciple</text:span></text:p>
        </text:list-header>
      </text:list>
      <table:table table:name="Table5" table:style-name="Table5">
        <table:table-column table:style-name="Table5.A"/>
        <table:table-row>
          <table:table-cell table:style-name="Table5.A1" office:value-type="string">
            <text:p text:style-name="P34">public class Student {</text:p>
            <text:p text:style-name="P34"><text:tab/>public string Name { get; set;}</text:p>
            <text:p text:style-name="P34"><text:tab/>public int Age { get; set;}</text:p>
            <text:p text:style-name="P34"/>
            <text:p text:style-name="P34"><text:tab/>// Format class này dưới dạng text, html, json để in ra</text:p>
            <text:p text:style-name="P34"><text:tab/>public string GetStudentInfoText() {</text:p>
            <text:p text:style-name="P34"><text:tab/><text:tab/>return "Name: " + Name + ". Age: " + Age;</text:p>
            <text:p text:style-name="P34"><text:tab/>}</text:p>
            <text:p text:style-name="P34"><text:tab/>public string GetStudentInfoHTML() {</text:p>
            <text:p text:style-name="P34"><text:tab/><text:tab/>return "&lt;span&gt;" + Name + " " + Age + "&lt;/span&gt;";</text:p>
            <text:p text:style-name="P34"><text:tab/>}</text:p>
            <text:p text:style-name="P34"><text:tab/>public string GetStudentInfoJson() {</text:p>
            <text:p text:style-name="P34"><text:tab/><text:tab/>return Json.Serialize(this);</text:p>
            <text:p text:style-name="P34"><text:tab/>}</text:p>
            <text:p text:style-name="P34"><text:tab/>// Lưu trữ xuống database, xuống file</text:p>
            <text:p text:style-name="P34"><text:tab/>public void SaveToDatabase() {</text:p>
            <text:p text:style-name="P34"><text:tab/><text:tab/>dbContext.Save(this);</text:p>
            <text:p text:style-name="P34"><text:tab/>}</text:p>
            <text:p text:style-name="P34"><text:tab/>public void SaveToFile() {</text:p>
            <text:p text:style-name="P34"><text:tab/><text:tab/>Files.Save(this, "fileName.txt");</text:p>
            <text:p text:style-name="P34"><text:tab/>}</text:p>
            <text:p text:style-name="P34">}</text:p>
          </table:table-cell>
        </table:table-row>
      </table:table>
      <text:p text:style-name="P16">=&gt; Sau khi biến đổi</text:p>
      <table:table table:name="Table6" table:style-name="Table6">
        <table:table-column table:style-name="Table6.A"/>
        <table:table-row>
          <table:table-cell table:style-name="Table6.A1" office:value-type="string">
            <text:p text:style-name="P34">// Student bây giờ chỉ chứa thông tin</text:p>
            <text:p text:style-name="P34">public class Student {</text:p>
            <text:p text:style-name="P34"><text:tab/>public string Name { get; set;}</text:p>
            <text:p text:style-name="P34"><text:tab/>public int Age { get; set;}</text:p>
            <text:p text:style-name="P34">}</text:p>
            <text:p text:style-name="P34"/>
            <text:p text:style-name="P34"><text:soft-page-break/>// Class này chỉ format thông tin hiển thị student</text:p>
            <text:p text:style-name="P34">public class Formatter {</text:p>
            <text:p text:style-name="P34"><text:tab/>public string FormatStudentText(Student std) {</text:p>
            <text:p text:style-name="P34"><text:tab/><text:tab/>return "Name: " + std.Name + ". Age: " + std.Age;</text:p>
            <text:p text:style-name="P34"><text:tab/>}</text:p>
            <text:p text:style-name="P34"><text:tab/>public string FormatStudentHtml(Student std) {</text:p>
            <text:p text:style-name="P34"><text:tab/><text:tab/>return "&lt;span&gt;" + std.Name + " " + std.Age + "&lt;/span&gt;";</text:p>
            <text:p text:style-name="P34"><text:tab/>}</text:p>
            <text:p text:style-name="P34"><text:tab/>public string FormatStudentJson(Student std) {</text:p>
            <text:p text:style-name="P34"><text:tab/><text:tab/>return Json.Serialize(std);</text:p>
            <text:p text:style-name="P34"><text:tab/>}</text:p>
            <text:p text:style-name="P34">}</text:p>
            <text:p text:style-name="P34"/>
            <text:p text:style-name="P34">// Class này chỉ lo việc lưu trữ</text:p>
            <text:p text:style-name="P34">public class Store {</text:p>
            <text:p text:style-name="P34"><text:tab/>public void SaveToDatabase(Student std) {</text:p>
            <text:p text:style-name="P34"><text:tab/><text:tab/>dbContext.Save(std);</text:p>
            <text:p text:style-name="P34"><text:tab/>}</text:p>
            <text:p text:style-name="P34"><text:tab/>public void SaveToFile(Student std) {</text:p>
            <text:p text:style-name="P34"><text:tab/><text:tab/>Files.Save(std, "fileName.txt");</text:p>
            <text:p text:style-name="P34"><text:tab/>}</text:p>
            <text:p text:style-name="P34">}</text:p>
          </table:table-cell>
        </table:table-row>
      </table:table>
      <text:list xml:id="list4757590315151868839" text:style-name="L11">
        <text:list-header>
          <text:p text:style-name="P17">2. Open/ Close Principle</text:p>
        </text:list-header>
      </text:list>
      <table:table table:name="Table7" table:style-name="Table7">
        <table:table-column table:style-name="Table7.A"/>
        <table:table-row>
          <table:table-cell table:style-name="Table7.A1" office:value-type="string">
            <text:p text:style-name="P35">// class hình vuông</text:p>
            <text:p text:style-name="P35">public class Square {</text:p>
            <text:p text:style-name="P35"><text:tab/>public Point topLeft;</text:p>
            <text:p text:style-name="P35"><text:tab/>public double side;</text:p>
            <text:p text:style-name="P35">}</text:p>
            <text:p text:style-name="P35"/>
            <text:p text:style-name="P35">// class hình tam giác</text:p>
            <text:p text:style-name="P35">public class Rectangle {</text:p>
            <text:p text:style-name="P35"><text:tab/>public Point topLeft;</text:p>
            <text:p text:style-name="P35"><text:tab/>public double height;</text:p>
            <text:p text:style-name="P35"><text:tab/>public double width;</text:p>
            <text:p text:style-name="P35">}</text:p>
            <text:p text:style-name="P35"/>
            <text:p text:style-name="P35">// class hình tròn</text:p>
            <text:p text:style-name="P35">public class Circle {</text:p>
            <text:p text:style-name="P35"><text:tab/>public Point center;</text:p>
            <text:p text:style-name="P35"><text:tab/>public double radius;</text:p>
            <text:p text:style-name="P35">}</text:p>
            <text:p text:style-name="P35"/>
            <text:p text:style-name="P35">// class Tính chu vi</text:p>
            <text:p text:style-name="P35">public class Geometry {</text:p>
            <text:p text:style-name="P35"><text:soft-page-break/><text:tab/>public final double PI = 3.141592653589793;</text:p>
            <text:p text:style-name="P35"><text:tab/>public double area(Object shape) throws NoSuchShapeException</text:p>
            <text:p text:style-name="P35"><text:tab/>{</text:p>
            <text:p text:style-name="P35"><text:tab/><text:tab/>// Dùng if để kiểm tra hình và cho ra diện tích tương ứng</text:p>
            <text:p text:style-name="P35"><text:tab/><text:tab/>if (shape instanceof Square) {</text:p>
            <text:p text:style-name="P35"><text:tab/><text:tab/><text:tab/>Square s = (Square)shape;</text:p>
            <text:p text:style-name="P35"><text:tab/><text:tab/><text:tab/>return s.side * s.side;</text:p>
            <text:p text:style-name="P35"><text:tab/><text:tab/>}</text:p>
            <text:p text:style-name="P35"><text:tab/><text:tab/>else if (shape instanceof Rectangle) {</text:p>
            <text:p text:style-name="P35"><text:tab/><text:tab/><text:tab/>Rectangle r = (Rectangle)shape;</text:p>
            <text:p text:style-name="P35"><text:tab/><text:tab/><text:tab/>return r.height * r.width;</text:p>
            <text:p text:style-name="P35"><text:tab/><text:tab/>}</text:p>
            <text:p text:style-name="P35"><text:tab/><text:tab/>else if (shape instanceof Circle) {</text:p>
            <text:p text:style-name="P35"><text:tab/><text:tab/><text:tab/>Circle c = (Circle)shape;</text:p>
            <text:p text:style-name="P35"><text:tab/><text:tab/><text:tab/>return PI * c.radius * c.radius;</text:p>
            <text:p text:style-name="P35"><text:tab/><text:tab/>}</text:p>
            <text:p text:style-name="P35"><text:tab/><text:tab/>throw new NoSuchShapeException();</text:p>
            <text:p text:style-name="P35"><text:tab/>}</text:p>
            <text:p text:style-name="P35">}</text:p>
          </table:table-cell>
        </table:table-row>
      </table:table>
      <text:p text:style-name="P18">=&gt; Sau khi biến đổi</text:p>
      <table:table table:name="Table8" table:style-name="Table8">
        <table:table-column table:style-name="Table8.A"/>
        <table:table-row>
          <table:table-cell table:style-name="Table8.A1" office:value-type="string">
            <text:p text:style-name="P35">interface Shape {</text:p>
            <text:p text:style-name="P35">public double area();</text:p>
            <text:p text:style-name="P35">}</text:p>
            <text:p text:style-name="P35">public class Square implements Shape {</text:p>
            <text:p text:style-name="P35"><text:tab/>private Point topLeft;</text:p>
            <text:p text:style-name="P35"><text:tab/>private double side;</text:p>
            <text:p text:style-name="P35"><text:tab/>public double area() {</text:p>
            <text:p text:style-name="P35"><text:tab/><text:tab/>return side*side;</text:p>
            <text:p text:style-name="P35"><text:tab/>}</text:p>
            <text:p text:style-name="P35">}</text:p>
            <text:p text:style-name="P35"/>
            <text:p text:style-name="P35">public class Rectangle implements Shape {</text:p>
            <text:p text:style-name="P35"><text:tab/>private Point topLeft;</text:p>
            <text:p text:style-name="P35"><text:tab/>private double height;</text:p>
            <text:p text:style-name="P35"><text:tab/>private double width;</text:p>
            <text:p text:style-name="P35"><text:tab/>public double area() {</text:p>
            <text:p text:style-name="P35"><text:tab/><text:tab/>return height * width; </text:p>
            <text:p text:style-name="P35"><text:tab/>}</text:p>
            <text:p text:style-name="P35">}</text:p>
            <text:p text:style-name="P35"/>
            <text:p text:style-name="P35">public class Circle implements Shape {</text:p>
            <text:p text:style-name="P35"><text:tab/>private Point center;</text:p>
            <text:p text:style-name="P35"><text:tab/>private double radius;</text:p>
            <text:p text:style-name="P35"><text:tab/>public final double PI = 3.141592653589793;</text:p>
            <text:p text:style-name="P35"><text:soft-page-break/><text:tab/>public double area() {</text:p>
            <text:p text:style-name="P35"><text:tab/><text:tab/>return PI * radius * radius;</text:p>
            <text:p text:style-name="P35"><text:tab/>}</text:p>
            <text:p text:style-name="P35">}</text:p>
          </table:table-cell>
        </table:table-row>
      </table:table>
      <text:p text:style-name="P19"><text:tab/><text:span text:style-name="T40">Ta dùng một interface và chuyển hàm tính diện tích vào trong các hình, như vậy khi thêm một lớp mới ta chỉ cần thực thi trong lớp đó mà không ảnh hưởng đến các lớp khác.</text:span></text:p>
      <text:p text:style-name="P19"><text:tab/>3. <text:span text:style-name="T40">Liskov's Substitution Principle</text:span></text:p>
      <table:table table:name="Table11" table:style-name="Table11">
        <table:table-column table:style-name="Table11.A"/>
        <table:table-row>
          <table:table-cell table:style-name="Table11.A1" office:value-type="string">
            <text:p text:style-name="P36">public class Animal {</text:p>
            <text:p text:style-name="P36"><text:tab/>public void makeNoise() {</text:p>
            <text:p text:style-name="P36"><text:tab/><text:tab/>System.out.println("making some noise");</text:p>
            <text:p text:style-name="P36"><text:tab/>}</text:p>
            <text:p text:style-name="P36">}</text:p>
            <text:p text:style-name="P36">// class Cat và Dog extend từ class animal</text:p>
            <text:p text:style-name="P36">public class Dog extends Animal {</text:p>
            <text:p text:style-name="P36"><text:tab/>@Override</text:p>
            <text:p text:style-name="P36"><text:tab/>public void makeNoise() {</text:p>
            <text:p text:style-name="P36"><text:tab/><text:tab/>System.out.println("gâu gâu");</text:p>
            <text:p text:style-name="P36"><text:tab/>}</text:p>
            <text:p text:style-name="P36">}</text:p>
            <text:p text:style-name="P36"/>
            <text:p text:style-name="P36">public class Cat extends Animal {</text:p>
            <text:p text:style-name="P36"><text:tab/>@Override</text:p>
            <text:p text:style-name="P36"><text:tab/>public void makeNoise() {</text:p>
            <text:p text:style-name="P36"><text:tab/><text:tab/>System.out.println("meow meow");</text:p>
            <text:p text:style-name="P36"><text:tab/>}</text:p>
            <text:p text:style-name="P36">}</text:p>
          </table:table-cell>
        </table:table-row>
      </table:table>
      <text:p text:style-name="P20">=&gt; Nguyên lý chỉ ra ở đây chúng ta có thể thay thế những chỗ đã sử dụng class Anmail băng class Dog hoặc Cat mà không làm chết chương trình. Chúng ta không nên thực thi đoạn code ở lớp con mà khi thay thế lớp cha sẽ làm chết chương trình.</text:p>
      <table:table table:name="Table12" table:style-name="Table12">
        <table:table-column table:style-name="Table12.A"/>
        <table:table-row>
          <table:table-cell table:style-name="Table12.A1" office:value-type="string">
            <text:p text:style-name="P36">class MuteCat extends Animal {</text:p>
            <text:p text:style-name="P36"><text:tab/>@Override</text:p>
            <text:p text:style-name="P36"><text:tab/>public void makeNoise() {</text:p>
            <text:p text:style-name="P36"><text:tab/><text:tab/>throw new RuntimeException("I can't make noise");</text:p>
            <text:p text:style-name="P36"><text:tab/>}</text:p>
            <text:p text:style-name="P36">}</text:p>
          </table:table-cell>
        </table:table-row>
      </table:table>
      <text:p text:style-name="P10"><text:span text:style-name="T40"><text:tab/>4. Interface Segregation Principle</text:span></text:p>
      <table:table table:name="Table10" table:style-name="Table10">
        <table:table-column table:style-name="Table10.A"/>
        <table:table-row>
          <table:table-cell table:style-name="Table10.A1" office:value-type="string">
            <text:p text:style-name="P37">public interface MyOnClickListener {</text:p>
            <text:p text:style-name="P37"><text:tab/>void onClick(View v);</text:p>
            <text:p text:style-name="P37"><text:tab/>boolean onLongClick(View v);</text:p>
            <text:p text:style-name="P37">}</text:p>
          </table:table-cell>
        </table:table-row>
      </table:table>
      <text:p text:style-name="P21"><text:soft-page-break/>=&gt; <text:s/>Sau khi sửa đổi</text:p>
      <table:table table:name="Table9" table:style-name="Table9">
        <table:table-column table:style-name="Table9.A"/>
        <table:table-row>
          <table:table-cell table:style-name="Table9.A1" office:value-type="string">
            <text:p text:style-name="P37">public interface OnClickListener {</text:p>
            <text:p text:style-name="P37"><text:tab/>void onClick(View v);</text:p>
            <text:p text:style-name="P37">}</text:p>
            <text:p text:style-name="P37"/>
            <text:p text:style-name="P37">public interface OnLongClickListener {</text:p>
            <text:p text:style-name="P37"><text:tab/>boolean onLongClick(View v);</text:p>
            <text:p text:style-name="P37">}</text:p>
          </table:table-cell>
        </table:table-row>
      </table:table>
      <text:p text:style-name="P21"><text:tab/>5. Dependency Inversion Principle</text:p>
      <table:table table:name="Table13" table:style-name="Table13">
        <table:table-column table:style-name="Table13.A"/>
        <table:table-row>
          <table:table-cell table:style-name="Table13.A1" office:value-type="string">
            <text:p text:style-name="P32"/>
          </table:table-cell>
        </table:table-row>
      </table:table>
      <text:p text:style-name="P21">=&gt;</text:p>
      <table:table table:name="Table14" table:style-name="Table14">
        <table:table-column table:style-name="Table14.A"/>
        <table:table-row>
          <table:table-cell table:style-name="Table14.A1" office:value-type="string">
            <text:p text:style-name="P32"/>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onaco, 'Andale Mono', 'Ubuntu Mono', monospace"/>
    <style:font-face style:name="SFMono-Regular" svg:font-family="SFMono-Regular, Consolas, 'Liberation Mono', Menlo, Courier, monospace"/>
    <style:font-face style:name="Source Code Pro" svg:font-family="'Source Code Pro', '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08:46:19.618407446</meta:creation-date>
    <dc:date>2019-02-15T16:22:21.376171973</dc:date>
    <meta:editing-duration>PT8H30M35S</meta:editing-duration>
    <meta:editing-cycles>5</meta:editing-cycles>
    <meta:generator>LibreOffice/5.1.6.2$Linux_X86_64 LibreOffice_project/10m0$Build-2</meta:generator>
    <meta:document-statistic meta:table-count="14" meta:image-count="0" meta:object-count="0" meta:page-count="7" meta:paragraph-count="223" meta:word-count="1216" meta:character-count="6907" meta:non-whitespace-character-count="5794"/>
  </office:meta>
</office:document-meta>
</file>